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color="#ea75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138.106cm" svg:y="115.478cm">
            <draw:text-box>
              <text:p><text:span text:style-name="T1">En desuso.-</text:span></text:p>
            </draw:text-box>
          </draw:frame>
          <draw:frame draw:z-index="1" draw:style-name="gr1" draw:text-style-name="P1" svg:width="26.391cm" svg:height="7.303cm" svg:x="240.073cm" svg:y="118.546cm">
            <draw:text-box>
              <text:p><text:span text:style-name="T1">En desuso.-</text:span></text:p>
            </draw:text-box>
          </draw:frame>
          <draw:frame draw:z-index="2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3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4" draw:style-name="gr2" draw:text-style-name="P2" svg:width="26.391cm" svg:height="7.303cm" svg:x="340.191cm" svg:y="118.693cm">
            <draw:text-box>
              <text:p><text:span text:style-name="T2">Actualizar.-</text:span></text:p>
            </draw:text-box>
          </draw:frame>
          <draw:frame draw:z-index="5" draw:style-name="gr2" draw:text-style-name="P2" svg:width="26.391cm" svg:height="7.303cm" svg:x="373.38cm" svg:y="118.693cm">
            <draw:text-box>
              <text:p><text:span text:style-name="T2">Actualizar.-</text:span></text:p>
            </draw:text-box>
          </draw:frame>
          <draw:frame draw:z-index="6" draw:style-name="gr2" draw:text-style-name="P2" svg:width="26.391cm" svg:height="7.303cm" svg:x="406.57cm" svg:y="118.693cm">
            <draw:text-box>
              <text:p><text:span text:style-name="T2">Actualizar.-</text:span></text:p>
            </draw:text-box>
          </draw:frame>
          <draw:frame draw:z-index="7" draw:style-name="gr2" draw:text-style-name="P2" svg:width="26.391cm" svg:height="7.303cm" svg:x="439.758cm" svg:y="118.693cm">
            <draw:text-box>
              <text:p><text:span text:style-name="T2">Actualizar.-</text:span></text:p>
            </draw:text-box>
          </draw:frame>
          <draw:frame draw:z-index="8" draw:style-name="gr2" draw:text-style-name="P2" svg:width="26.391cm" svg:height="7.303cm" svg:x="472.948cm" svg:y="118.693cm">
            <draw:text-box>
              <text:p><text:span text:style-name="T2">Actualizar.-</text:span></text:p>
            </draw:text-box>
          </draw:frame>
          <draw:frame draw:z-index="9" draw:style-name="gr2" draw:text-style-name="P2" svg:width="26.391cm" svg:height="7.303cm" svg:x="506.137cm" svg:y="118.693cm">
            <draw:text-box>
              <text:p><text:span text:style-name="T2">Actualizar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46"/>
        <table:table-column table:style-name="co1" table:default-cell-style-name="ce57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“Locura sana”</text:span> II (Nivel 9)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</table:table-row>
        <table:table-row table:style-name="ro6">
          <table:table-cell table:style-name="ce1"/>
          <table:table-cell table:number-columns-repeated="127"/>
        </table:table-row>
        <table:table-row table:style-name="ro6"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46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2"/>
        </table:table-row>
        <table:table-row table:style-name="ro6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58" table:number-columns-spanned="1" table:number-rows-spanned="4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3" office:value-type="string" calcext:value-type="string" table:number-columns-spanned="127" table:number-rows-spanned="1">
            <text:p>Patrón Ga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10:30hs:Desayuno</text:p>
            <text:p><text:span text:style-name="T3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office:value-type="string" calcext:value-type="string">
            <text:p>10:30hs:Desayuno</text:p>
            <text:p><text:span text:style-name="T3">11:0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4">Energizante</text:span></text:p>
            <text:p><text:span text:style-name="T7">09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8:0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  <table:table-cell/>
          <table:table-cell table:style-name="ce13"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3">07:0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office:value-type="string" calcext:value-type="string">
            <text:p><text:span text:style-name="T4">07:30hs:Desayuno</text:span></text:p>
            <text:p><text:span text:style-name="T4">Energizante</text:span></text:p>
            <text:p><text:span text:style-name="T7">08:30hs</text:span></text:p>
          </table:table-cell>
          <table:table-cell table:style-name="ce58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07:00hs:</text:p>
            <text:p><text:span text:style-name="T4">Estudio/Trabajo</text:span></text:p>
            <text:p><text:span text:style-name="T4">O Código Libre</text:span></text:p>
            <text:p><text:span text:style-name="T7">09:00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3">09:00hs</text:span>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4">10:3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08:30hs:</text:span></text:p>
            <text:p><text:span text:style-name="T4">Estudio/Trabajo</text:span></text:p>
            <text:p><text:span text:style-name="T7">10:3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/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office:value-type="string" calcext:value-type="string">
            <text:p><text:span text:style-name="T4">07:30hs:</text:span></text:p>
            <text:p><text:span text:style-name="T4">Estudio/Trabajo</text:span></text:p>
            <text:p><text:span text:style-name="T7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4">08:30hs:</text:span></text:p>
            <text:p><text:span text:style-name="T4">Código</text:span></text:p>
            <text:p><text:span text:style-name="T4">Libre</text:span></text:p>
            <text:p><text:span text:style-name="T7">09:30hs</text:span></text:p>
          </table:table-cell>
          <table:table-cell office:value-type="string" calcext:value-type="string">
            <text:p><text:span text:style-name="T4">10:00hs:Estudio/</text:span></text:p>
            <text:p><text:span text:style-name="T4">Trabajo o</text:span></text:p>
            <text:p><text:span text:style-name="T4"> Código Libre</text:span></text:p>
            <text:p><text:span text:style-name="T7">11:35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10:30hs:</text:p>
            <text:p><text:span text:style-name="T4">Estudio/Trabajo</text:span></text:p>
            <text:p><text:span text:style-name="T7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office:value-type="string" calcext:value-type="string">
            <text:p>10:30hs:</text:p>
            <text:p>Estudio/Trabajo</text:p>
            <text:p><text:span text:style-name="T3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4">O Código Libre</text:span></text:p>
            <text:p><text:span text:style-name="T7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09:30hs</text:span></text:p>
          </table:table-cell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3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office:value-type="string" calcext:value-type="string">
            <text:p><text:span text:style-name="T4">09:30hs:</text:span></text:p>
            <text:p><text:span text:style-name="T4">Estudio/Trabajo</text:span></text:p>
            <text:p><text:span text:style-name="T7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1:30hs:</text:span>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4">Código</text:span></text:p>
            <text:p><text:span text:style-name="T4">Libre</text:span></text:p>
            <text:p><text:span text:style-name="T7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Estudio/Trabajo</text:span></text:p>
            <text:p><text:span text:style-name="T7">11:3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style-name="Default"/>
          <table:table-cell office:value-type="string" calcext:value-type="string">
            <text:p><text:span text:style-name="T4">11:00hs:</text:span></text:p>
            <text:p><text:span text:style-name="T4">Situaciones</text:span></text:p>
            <text:p><text:span text:style-name="T4">Especiales</text:span></text:p>
            <text:p><text:span text:style-name="T7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4">Respuesta a 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3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3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3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14:30hs:</text:p>
            <text:p><text:span text:style-name="T4">Estudio/</text:span></text:p>
            <text:p><text:span text:style-name="T4">Trabajo</text:span></text:p>
            <text:p><text:span text:style-name="T3">17:3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Situaciones</text:span></text:p>
            <text:p><text:span text:style-name="T4">Especiales</text:span></text:p>
            <text:p><text:span text:style-name="T7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4">Respuesta a </text:span></text:p>
            <text:p><text:span text:style-name="T4">Estudio/Trabajo</text:span></text:p>
            <text:p><text:span text:style-name="T7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3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3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3">17:35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3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6:00hs:Código</text:p>
            <text:p>Libre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Respuesta a </text:span></text:p>
            <text:p><text:span text:style-name="T4">Estudio/Trabajo</text:span></text:p>
            <text:p><text:span text:style-name="T7">20:00hs</text:span></text:p>
          </table:table-cell>
          <table:table-cell table:style-name="Default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 </text:span></text:p>
            <text:p><text:span text:style-name="T4">Estudio/</text:span></text:p>
            <text:p><text:span text:style-name="T4">Trabajo</text:span></text:p>
            <text:p><text:span text:style-name="T7">20:00hs</text:span></text:p>
          </table:table-cell>
          <table:table-cell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3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3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/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Código</text:span></text:p>
            <text:p><text:span text:style-name="T4">Libre</text:span></text:p>
            <text:p><text:span text:style-name="T7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Espacio</text:span></text:p>
            <text:p><text:span text:style-name="T4">para proyecto</text:span></text:p>
            <text:p><text:span text:style-name="T3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3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3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4">23:00hs</text:span></text:p>
            <text:p><text:span text:style-name="T4">-</text:span></text:p>
            <text:p><text:span text:style-name="T4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59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21:00hs</text:span></text:p>
            <text:p><text:span text:style-name="T4">-</text:span></text:p>
            <text:p><text:span text:style-name="T4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4">19:00hs</text:span></text:p>
            <text:p><text:span text:style-name="T4">-</text:span></text:p>
            <text:p><text:span text:style-name="T4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59" office:value-type="string" calcext:value-type="string">
            <text:p>21:30hs</text:p>
            <text:p>-</text:p>
            <text:p>22:00hs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Épsilon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45"/>
          <table:covered-table-cell table:style-name="ce26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Atender </text:span></text:p>
            <text:p><text:span text:style-name="T4">Necesidades</text:span></text:p>
            <text:p><text:span text:style-name="T4">Urgentes de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4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2 proyectos</text:span></text:p>
            <text:p><text:span text:style-name="T4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  <table:table-cell/>
          <table:table-cell table:style-name="ce12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4">Espacio </text:span></text:p>
            <text:p><text:span text:style-name="T4">Para 1 proyecto</text:span></text:p>
            <text:p><text:span text:style-name="T4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4">Recuperar la mayor</text:span></text:p>
            <text:p><text:span text:style-name="T4">Cantidad de </text:span></text:p>
            <text:p><text:span text:style-name="T4">Energías posibles</text:span></text:p>
          </table:table-cell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style-name="ce21"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table:number-columns-repeated="2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table:number-columns-repeated="5"/>
          <table:table-cell table:style-name="ce58" table:number-columns-spanned="1" table:number-rows-spanned="10"/>
          <table:table-cell/>
          <table:table-cell table:style-name="ce13"/>
          <table:table-cell table:number-columns-repeated="5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4">10:30hs:</text:span></text:p>
            <text:p><text:span text:style-name="T4">Código</text:span></text:p>
            <text:p><text:span text:style-name="T4">Libre</text:span></text:p>
            <text:p><text:span text:style-name="T7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3">17:30hs</text:span></text:p>
          </table:table-cell>
          <table:table-cell table:number-columns-repeated="2"/>
          <table:covered-table-cell/>
        </table:table-row>
        <table:table-row table:style-name="ro7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3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3">18:30hs</text:span></text:p>
          </table:table-cell>
          <table:table-cell table:number-columns-repeated="2"/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5:35hs:</text:p>
            <text:p>Reflexión</text:p>
            <text:p><text:span text:style-name="T3">16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0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3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19"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33"/>
          <table:table-cell table:style-name="ce19"/>
          <table:covered-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Delt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8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45"/>
          <table:covered-table-cell table:style-name="ce26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08:30hs</text:span></text:p>
            <text:p><text:span text:style-name="T4">-</text:span></text:p>
            <text:p><text:span text:style-name="T4">09:1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<text:span text:style-name="T4">11:30hs</text:span></text:p>
            <text:p><text:span text:style-name="T4">-</text:span></text:p>
            <text:p><text:span text:style-name="T4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9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48"/>
        </table:table-row>
        <table:table-row table:style-name="ro8"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/>
          <table:table-cell office:value-type="string" calcext:value-type="string">
            <text:p>11:30hs:Desayuno</text:p>
            <text:p><text:span text:style-name="T3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3">10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office:value-type="string" calcext:value-type="string">
            <text:p><text:span text:style-name="T4">11:30hs:Desayuno</text:span></text:p>
            <text:p><text:span text:style-name="T7">12:0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/>
          <table:table-cell office:value-type="string" calcext:value-type="string">
            <text:p>09:30hs:Desayuno</text:p>
            <text:p><text:span text:style-name="T3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3">09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3">08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7">10:30hs</text:span></text:p>
          </table:table-cell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  <table:table-cell table:number-columns-repeated="7"/>
          <table:table-cell table:style-name="ce58" table:number-columns-spanned="1" table:number-rows-spanned="10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 office:value-type="string" calcext:value-type="string">
            <text:p><text:span text:style-name="T4">09:30hs:</text:span></text:p>
            <text:p><text:span text:style-name="T4">Código Libre 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50hs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 office:value-type="string" calcext:value-type="string">
            <text:p><text:span text:style-name="T4">08:30hs:Estudio/</text:span></text:p>
            <text:p><text:span text:style-name="T4">trabajo</text:span></text:p>
            <text:p><text:span text:style-name="T7">10:50hs</text:span></text:p>
          </table:table-cell>
          <table:table-cell office:value-type="string" calcext:value-type="string">
            <text:p><text:span text:style-name="T4">10:30hs:</text:span></text:p>
            <text:p><text:span text:style-name="T4">Código Libre </text:span></text:p>
            <text:p><text:span text:style-name="T7">11:35hs</text:span></text:p>
          </table:table-cell>
          <table:table-cell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-11:30hs-</text:span></text:p>
          </table:table-cell>
          <table:table-cell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7">09:00hs</text:span></text:p>
          </table:table-cell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0:50hs: </text:span></text:p>
            <text:p><text:span text:style-name="T4">Código Libre</text:span></text:p>
            <text:p><text:span text:style-name="T3">11:35hs</text:span></text:p>
          </table:table-cell>
          <table:table-cell office:value-type="string" calcext:value-type="string">
            <text:p><text:span text:style-name="T4">10:30hs:</text:span></text:p>
            <text:p><text:span text:style-name="T4">Espacio de</text:span></text:p>
            <text:p><text:span text:style-name="T4">Juego</text:span></text:p>
            <text:p><text:span text:style-name="T7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2"/>
          <table:table-cell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/>
          <table:table-cell table:number-columns-repeated="3"/>
          <table:table-cell table:style-name="ce21"/>
          <table:table-cell office:value-type="string" calcext:value-type="string">
            <text:p>09:30hs: Galactic</text:p>
            <text:p>Gym</text:p>
            <text:p><text:span text:style-name="T3">11:35hs</text:span></text:p>
          </table:table-cell>
          <table:table-cell table:number-columns-repeated="2"/>
          <table:covered-table-cell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3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08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table-cell office:value-type="string" calcext:value-type="string">
            <text:p><text:span text:style-name="T4">11:30hs:</text:span></text:p>
            <text:p><text:span text:style-name="T4">Espacio de</text:span></text:p>
            <text:p><text:span text:style-name="T4">Juego</text:span></text:p>
            <text:p><text:span text:style-name="T7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4">11:00hs:Estudio/</text:span></text:p>
            <text:p><text:span text:style-name="T4">Trabajo o</text:span></text:p>
            <text:p><text:span text:style-name="T4"> Código Libre</text:span></text:p>
            <text:p><text:span text:style-name="T3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3">11:35hs</text:span></text:p>
          </table:table-cell>
          <table:table-cell office:value-type="string" calcext:value-type="string">
            <text:p><text:span text:style-name="T4">11:00hs:Espacio</text:span></text:p>
            <text:p><text:span text:style-name="T4">para proyecto</text:span></text:p>
            <text:p><text:span text:style-name="T3">11:35hs</text:span></text:p>
          </table:table-cell>
          <table:table-cell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<text:span text:style-name="T4">10:00hs:Espacio</text:span></text:p>
            <text:p><text:span text:style-name="T4">para proyecto</text:span></text:p>
            <text:p><text:span text:style-name="T3">12:00hs</text:span></text:p>
          </table:table-cell>
          <table:table-cell table:number-columns-repeated="3"/>
          <table:table-cell table:style-name="Default"/>
          <table:covered-table-cell/>
          <table:table-cell table:number-columns-repeated="7"/>
          <table:covered-table-cell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office:value-type="string" calcext:value-type="string">
            <text:p><text:span text:style-name="T4">11:30hs:Espacio</text:span></text:p>
            <text:p><text:span text:style-name="T4">para proyecto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4">10:30hs:Estudio/</text:span></text:p>
            <text:p><text:span text:style-name="T4">trabajo</text:span></text:p>
            <text:p><text:span text:style-name="T7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 o</text:span></text:p>
            <text:p><text:span text:style-name="T4"> Código Libre</text:span></text:p>
            <text:p><text:span text:style-name="T3">15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15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5:00hs: Galactic</text:p>
            <text:p>Gym</text:p>
            <text:p><text:span text:style-name="T3">17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</text:span></text:p>
            <text:p><text:span text:style-name="T4">Libre</text:span></text:p>
            <text:p><text:span text:style-name="T7">16:20hs</text:span></text:p>
          </table:table-cell>
          <table:table-cell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office:value-type="string" calcext:value-type="string">
            <text:p><text:span text:style-name="T4">14:30hs: </text:span></text:p>
            <text:p><text:span text:style-name="T4">Código Libre</text:span></text:p>
            <text:p><text:span text:style-name="T7">16:5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Código Libre</text:span></text:p>
            <text:p><text:span text:style-name="T7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7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6:0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55hs</text:span></text:p>
          </table:table-cell>
          <table:table-cell office:value-type="string" calcext:value-type="string">
            <text:p><text:span text:style-name="T4">14:30hs:Galactic</text:span></text:p>
            <text:p><text:span text:style-name="T4">Gym</text:span></text:p>
            <text:p><text:span text:style-name="T3">16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3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14:30hs:Baño</text:p>
            <text:p><text:span text:style-name="T3">15:30hs</text:span></text:p>
          </table:table-cell>
          <table:table-cell table:number-columns-repeated="3"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office:value-type="string" calcext:value-type="string">
            <text:p><text:span text:style-name="T4">14:30hs:Baño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office:value-type="string" calcext:value-type="string">
            <text:p>14:30hs:Psicologa</text:p>
            <text:p><text:span text:style-name="T3">15:30hs</text:span></text:p>
          </table:table-cell>
          <table:table-cell table:number-columns-repeated="2"/>
          <table:table-cell office:value-type="string" calcext:value-type="string">
            <text:p>14:30hs:Baño</text:p>
            <text:p><text:span text:style-name="T3">16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3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3">14:30hs</text:span></text:p>
          </table:table-cell>
          <table:table-cell/>
          <table:covered-table-cell/>
          <table:table-cell/>
          <table:table-cell table:style-name="ce46" office:value-type="string" calcext:value-type="string">
            <text:p><text:span text:style-name="T4">15:30hs:Estudio/</text:span></text:p>
            <text:p><text:span text:style-name="T4">Trabajo</text:span></text:p>
            <text:p><text:span text:style-name="T3">17:00hs</text:span></text:p>
          </table:table-cell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3">17:00hs</text:span></text:p>
          </table:table-cell>
          <table:table-cell office:value-type="string" calcext:value-type="string">
            <text:p><text:span text:style-name="T4">17:30hs:Baño</text:span></text:p>
            <text:p><text:span text:style-name="T7">18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2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4">15:30hs:</text:span></text:p>
            <text:p><text:span text:style-name="T4">Código Libre</text:span></text:p>
            <text:p><text:span text:style-name="T7">16:30hs</text:span></text:p>
          </table:table-cell>
          <table:table-cell office:value-type="string" calcext:value-type="string">
            <text:p><text:span text:style-name="T4">16:00hs:</text:span></text:p>
            <text:p><text:span text:style-name="T4">Código Libre</text:span></text:p>
            <text:p><text:span text:style-name="T7">17:00hs</text:span></text:p>
          </table:table-cell>
          <table:table-cell office:value-type="string" calcext:value-type="string">
            <text:p><text:span text:style-name="T4">15:30hs:</text:span></text:p>
            <text:p><text:span text:style-name="T4">Espacio de</text:span></text:p>
            <text:p><text:span text:style-name="T4">Jueg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-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4:30hs:Estudio/</text:span></text:p>
            <text:p><text:span text:style-name="T4">Trabajo</text:span></text:p>
            <text:p><text:span text:style-name="T3">16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-17:00hs-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15:30hs:Estudio/</text:span></text:p>
            <text:p><text:span text:style-name="T4">trabajo</text:span></text:p>
            <text:p><text:span text:style-name="T7">17:00hs</text:span></text:p>
          </table:table-cell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office:value-type="string" calcext:value-type="string">
            <text:p><text:span text:style-name="T4">15:55hs:Estudio/</text:span></text:p>
            <text:p><text:span text:style-name="T4">trabajo</text:span></text:p>
            <text:p><text:span text:style-name="T7">17:35hs</text:span></text:p>
          </table:table-cell>
          <table:table-cell office:value-type="string" calcext:value-type="string">
            <text:p><text:span text:style-name="T4">15:30hs:Baño</text:span></text:p>
            <text:p><text:span text:style-name="T7">-17:00hs-</text:span></text:p>
          </table:table-cell>
          <table:table-cell office:value-type="string" calcext:value-type="string">
            <text:p><text:span text:style-name="T4">15:10hs:Estudio/</text:span></text:p>
            <text:p><text:span text:style-name="T4">trabajo</text:span></text:p>
            <text:p><text:span text:style-name="T7">-16:4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15:30hs:Ducha</text:span></text:p>
            <text:p><text:span text:style-name="T7">16:30hs</text:span></text:p>
          </table:table-cell>
          <table:table-cell table:number-columns-repeated="4"/>
          <table:covered-table-cell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30hs:</text:span></text:p>
            <text:p><text:span text:style-name="T4">Código</text:span></text:p>
            <text:p><text:span text:style-name="T4">Libre</text:span></text:p>
            <text:p><text:span text:style-name="T7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</text:span></text:p>
            <text:p><text:span text:style-name="T7">17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7">-17:50hs-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7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</table:table-row>
        <table:table-row table:style-name="ro8"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7:00hs: Hora </text:span></text:p>
            <text:p><text:span text:style-name="T4">Blanca</text:span></text:p>
            <text:p><text:span text:style-name="T7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table:style-name="ce58" table:number-columns-spanned="1" table:number-rows-spanned="4"/>
          <table:table-cell table:number-columns-repeated="3"/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table:number-columns-repeated="2"/>
          <table:table-cell table:style-name="ce58" table:number-columns-spanned="1" table:number-rows-spanned="4"/>
          <table:table-cell/>
          <table:table-cell office:value-type="string" calcext:value-type="string">
            <text:p>18:00hs: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3:0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 office:value-type="string" calcext:value-type="string">
            <text:p><text:span text:style-name="T4">18:00hs:</text:span></text:p>
            <text:p><text:span text:style-name="T4">Estudio/</text:span></text:p>
            <text:p><text:span text:style-name="T4">Trabajo</text:span></text:p>
            <text:p><text:span text:style-name="T7">20:40hs</text:span></text:p>
          </table:table-cell>
          <table:table-cell/>
          <table:table-cell table:style-name="ce58" table:number-columns-spanned="1" table:number-rows-spanned="4"/>
          <table:table-cell table:number-columns-repeated="7"/>
          <table:table-cell table:style-name="ce58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3">20:2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 office:value-type="string" calcext:value-type="string">
            <text:p><text:span text:style-name="T4">18:00hs:Espacio</text:span></text:p>
            <text:p><text:span text:style-name="T4">para proyecto</text:span></text:p>
            <text:p><text:span text:style-name="T3">20:00hs</text:span></text:p>
          </table:table-cell>
          <table:table-cell office:value-type="string" calcext:value-type="string">
            <text:p><text:span text:style-name="T4">20:00hs:Ducha</text:span></text:p>
            <text:p><text:span text:style-name="T7">21:00hs</text:span></text:p>
          </table:table-cell>
          <table:table-cell office:value-type="string" calcext:value-type="string">
            <text:p><text:span text:style-name="T4">18:00hs: </text:span></text:p>
            <text:p><text:span text:style-name="T4">Código Libre</text:span></text:p>
            <text:p><text:span text:style-name="T7">20:2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Estudio/</text:span></text:p>
            <text:p><text:span text:style-name="T4">Trabajo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3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  <table:table-cell table:number-columns-repeated="2"/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3">17:30hs</text:span></text:p>
          </table:table-cell>
          <table:table-cell/>
          <table:table-cell table:style-name="ce58" table:number-columns-spanned="1" table:number-rows-spanned="4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 office:value-type="string" calcext:value-type="string">
            <text:p>20:00hs:</text:p>
            <text:p><text:span text:style-name="T4">Código</text:span></text:p>
            <text:p><text:span text:style-name="T4">Libre</text:span></text:p>
            <text:p><text:span text:style-name="T7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-Resto del día.</text:span></text:p>
          </table:table-cell>
          <table:table-cell office:value-type="string" calcext:value-type="string">
            <text:p><text:span text:style-name="T4">23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<text:span text:style-name="T4">20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 office:value-type="string" calcext:value-type="string">
            <text:p>20:00hs:Baño</text:p>
            <text:p><text:span text:style-name="T3">21:00hs</text:span></text:p>
          </table:table-cell>
          <table:table-cell office:value-type="string" calcext:value-type="string">
            <text:p><text:span text:style-name="T4">20:00hs:</text:span></text:p>
            <text:p><text:span text:style-name="T4">Estudio/</text:span></text:p>
            <text:p><text:span text:style-name="T4">Trabajo</text:span></text:p>
            <text:p><text:span text:style-name="T7">22;20hs-</text:span></text:p>
          </table:table-cell>
          <table:table-cell office:value-type="string" calcext:value-type="string">
            <text:p><text:span text:style-name="T4">21:00hs: </text:span></text:p>
            <text:p><text:span text:style-name="T4">Código Libre</text:span></text:p>
            <text:p><text:span text:style-name="T7">23:20hs</text:span></text:p>
          </table:table-cell>
          <table:table-cell office:value-type="string" calcext:value-type="string">
            <text:p><text:span text:style-name="T4">20:20hs:</text:span></text:p>
            <text:p><text:span text:style-name="T4">Estudio/</text:span></text:p>
            <text:p><text:span text:style-name="T4">Trabajo</text:span></text:p>
            <text:p><text:span text:style-name="T7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4">20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1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office:value-type="string" calcext:value-type="string">
            <text:p>20:35hs:</text:p>
            <text:p>Reflexión</text:p>
            <text:p><text:span text:style-name="T3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4">22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4">21:00hs:Ducha</text:span></text:p>
            <text:p><text:span text:style-name="T7">21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1:00hs:</text:span></text:p>
            <text:p><text:span text:style-name="T4">Estudio/</text:span></text:p>
            <text:p><text:span text:style-name="T4">Trabajo</text:span></text:p>
            <text:p><text:span text:style-name="T7">23:20hs</text:span></text:p>
          </table:table-cell>
          <table:table-cell/>
          <table:table-cell office:value-type="string" calcext:value-type="string">
            <text:p><text:span text:style-name="T4">23:20hs:</text:span></text:p>
            <text:p><text:span text:style-name="T4">Estudio/</text:span></text:p>
            <text:p><text:span text:style-name="T4">Trabajo</text:span></text:p>
            <text:p><text:span text:style-name="T7">01:1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<text:span text:style-name="T4">22:20hs:Estudio/</text:span></text:p>
            <text:p><text:span text:style-name="T4">Trabajo</text:span></text:p>
            <text:p><text:span text:style-name="T7">00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7">20:00hs</text:span></text:p>
          </table:table-cell>
          <table:table-cell office:value-type="string" calcext:value-type="string">
            <text:p>17:30hs:Regar el</text:p>
            <text:p>Jardín</text:p>
            <text:p><text:span text:style-name="T3">18:00hs</text:span></text:p>
          </table:table-cell>
          <table:table-cell/>
          <table:covered-table-cell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3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3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4">21:4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3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4">22:00hs:</text:span></text:p>
            <text:p><text:span text:style-name="T4">Espacio de</text:span></text:p>
            <text:p><text:span text:style-name="T4">Juego</text:span></text:p>
            <text:p><text:span text:style-name="T7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7">22:20hs</text:span></text:p>
          </table:table-cell>
          <table:table-cell table:style-name="ce21"/>
          <table:table-cell/>
          <table:covered-table-cell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32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1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 table:style-name="ce59" office:value-type="string" calcext:value-type="string">
            <text:p><text:span text:style-name="T4">00:00hs</text:span></text:p>
            <text:p><text:span text:style-name="T4">-</text:span></text:p>
            <text:p><text:span text:style-name="T4">05:00hs</text:span></text:p>
          </table:table-cell>
          <table:table-cell/>
          <table:table-cell table:style-name="ce10" office:value-type="string" calcext:value-type="string">
            <text:p><text:span text:style-name="T4">23:30hs</text:span></text:p>
            <text:p><text:span text:style-name="T4">-</text:span></text:p>
            <text:p><text:span text:style-name="T4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59" office:value-type="string" calcext:value-type="string">
            <text:p>23:30hs</text:p>
            <text:p>-</text:p>
            <text:p>02:00hs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4">22:30hs</text:span></text:p>
            <text:p><text:span text:style-name="T4">-</text:span></text:p>
            <text:p><text:span text:style-name="T4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59" office:value-type="string" calcext:value-type="string">
            <text:p>22:30hs</text:p>
            <text:p>-</text:p>
            <text:p>01:00hs</text:p>
          </table:table-cell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  <table:table-cell/>
          <table:table-cell table:style-name="ce10"/>
          <table:table-cell table:style-name="ce19" table:number-columns-repeated="5"/>
          <table:table-cell table:style-name="ce5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ce11" office:value-type="string" calcext:value-type="string" table:number-columns-spanned="127" table:number-rows-spanned="1">
            <text:p>Patrón Platteau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58" table:number-columns-spanned="1" table:number-rows-spanned="15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0:00hs:</text:p>
            <text:p>Durmiendo</text:p>
            <text:p><text:span text:style-name="T3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table-cell table:style-name="ce45" office:value-type="string" calcext:value-type="string">
            <text:p><text:span text:style-name="T4">00:00hs:</text:span></text:p>
            <text:p><text:span text:style-name="T4">Durmiendo</text:span></text:p>
            <text:p><text:span text:style-name="T7">03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3:00hs:</text:p>
            <text:p>Durmiendo</text:p>
            <text:p><text:span text:style-name="T3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table-cell table:style-name="ce45" office:value-type="string" calcext:value-type="string">
            <text:p><text:span text:style-name="T4">03:00hs:</text:span></text:p>
            <text:p><text:span text:style-name="T4">Durmiendo</text:span></text:p>
            <text:p><text:span text:style-name="T7">06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 table:style-name="ce1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6:00hs:</text:p>
            <text:p>Durmiendo</text:p>
            <text:p><text:span text:style-name="T3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Estudio/Trabaj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table-cell office:value-type="string" calcext:value-type="string">
            <text:p><text:span text:style-name="T4">06:00hs:</text:span></text:p>
            <text:p><text:span text:style-name="T4">Durmiendo</text:span></text:p>
            <text:p><text:span text:style-name="T7">09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09:00hs:</text:p>
            <text:p><text:span text:style-name="T4">Estudio/Trabajo</text:span></text:p>
            <text:p><text:span text:style-name="T3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table-cell office:value-type="string" calcext:value-type="string">
            <text:p><text:span text:style-name="T4">09:00hs:</text:span></text:p>
            <text:p><text:span text:style-name="T4">Estudio/Trabajo</text:span></text:p>
            <text:p><text:span text:style-name="T7">12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7"/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6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7"/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<text:span text:style-name="T4">11:35hs:</text:span></text:p>
            <text:p><text:span text:style-name="T4">Reflexión</text:span></text:p>
            <text:p><text:span text:style-name="T7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2:00hs:</text:p>
            <text:p>Estudio/Trabajo</text:p>
            <text:p><text:span text:style-name="T3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table-cell office:value-type="string" calcext:value-type="string">
            <text:p><text:span text:style-name="T4">12:00hs:</text:span></text:p>
            <text:p><text:span text:style-name="T4">Estudio/Trabajo</text:span></text:p>
            <text:p><text:span text:style-name="T7">15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5:00hs:</text:p>
            <text:p>Estudio/Trabajo</text:p>
            <text:p><text:span text:style-name="T3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<text:span text:style-name="T4">15:00hs:</text:span></text:p>
            <text:p><text:span text:style-name="T4">Estudio/Trabajo</text:span></text:p>
            <text:p><text:span text:style-name="T7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8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18:00hs:</text:p>
            <text:p><text:span text:style-name="T4">Espacio de</text:span></text:p>
            <text:p><text:span text:style-name="T4">Juego</text:span></text:p>
            <text:p><text:span text:style-name="T3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7">21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3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table-cell table:style-name="ce21" office:value-type="string" calcext:value-type="string">
            <text:p><text:span text:style-name="T4">21:00hs:</text:span></text:p>
            <text:p><text:span text:style-name="T4">Espacio de Juego</text:span></text:p>
            <text:p><text:span text:style-name="T7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4">21:30hs:Regar el</text:span></text:p>
            <text:p><text:span text:style-name="T4">Jardín</text:span></text:p>
            <text:p><text:span text:style-name="T7">22:00hs</text:span></text:p>
          </table:table-cell>
          <table:table-cell table:style-name="ce19"/>
          <table:covered-table-cell table:style-name="ce59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22:09:07.0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2-07-25T11:05:59.782000000</dc:date>
    <meta:editing-duration>PT1H2M1S</meta:editing-duration>
    <meta:editing-cycles>15</meta:editing-cycles>
    <meta:generator>LibreOffice/7.3.3.2$Windows_X86_64 LibreOffice_project/d1d0ea68f081ee2800a922cac8f79445e4603348</meta:generator>
    <meta:document-statistic meta:table-count="1" meta:cell-count="2997" meta:object-count="10"/>
  </office:meta>
</office:document-meta>
</file>